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x-locale-body, sans-serif"/>
    <style:font-face style:name="OpenSymbol" svg:font-family="OpenSymbol"/>
    <style:font-face style:name="Verdana" svg:font-family="Verdana, sans-serif"/>
    <style:font-face style:name="consolas" svg:font-family="consolas, 'Liberation Mono', courier,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sv" fo:country="SE"/>
    </style:style>
    <style:style style:name="P2" style:family="paragraph" style:parent-style-name="Standard" style:list-style-name="L1">
      <style:text-properties fo:language="sv" fo:country="SE"/>
    </style:style>
    <style:style style:name="P3" style:family="paragraph" style:parent-style-name="Standard" style:list-style-name="L1"/>
    <style:style style:name="P4" style:family="paragraph" style:parent-style-name="Text_20_body">
      <style:text-properties fo:language="sv" fo:country="SE"/>
    </style:style>
    <style:style style:name="P5" style:family="paragraph" style:parent-style-name="Text_20_body">
      <style:paragraph-properties fo:margin-left="0cm" fo:margin-right="0cm" fo:margin-top="0cm" fo:margin-bottom="0cm"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fo:color="#000000" style:font-name="Verdana" fo:font-size="11.25pt" fo:letter-spacing="normal" fo:font-style="normal" fo:font-weight="normal"/>
    </style:style>
    <style:style style:name="T2" style:family="text">
      <style:text-properties fo:font-variant="normal" fo:text-transform="none" fo:color="#000000" style:font-name="Verdana" fo:font-size="11.25pt" fo:letter-spacing="normal" fo:language="sv" fo:country="SE" fo:font-style="normal" fo:font-weight="normal"/>
    </style:style>
    <style:style style:name="T3" style:family="text">
      <style:text-properties fo:font-variant="normal" fo:text-transform="none" fo:color="#333333" style:font-name="Arial1" fo:font-size="12pt" fo:letter-spacing="normal" fo:font-style="normal" fo:font-weight="normal"/>
    </style:style>
    <style:style style:name="T4" style:family="text">
      <style:text-properties fo:font-variant="normal" fo:text-transform="none" fo:color="#333333" style:font-name="consolas" fo:font-size="12pt" fo:letter-spacing="normal" fo:font-style="normal" fo:font-weight="normal"/>
    </style:style>
    <style:style style:name="T5" style:family="text">
      <style:text-properties fo:font-variant="normal" fo:text-transform="none" fo:color="#3d7e9a" style:text-line-through-style="none" style:font-name="Arial1" fo:font-size="12pt" fo:letter-spacing="normal" fo:font-style="normal" style:text-underline-style="none" fo:font-weight="normal" style:text-blinking="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xmodellen</text:p>
      <text:p text:style-name="P1"/>
      <text:p text:style-name="P1">Boxmodellen används vid design- och layoutarbete med CSS. Alla element i ett HTML-dokument kan anses vara boxar. När man arbetar med boxmodellen tänker man sig att varje HTML-element omges av en box, vilken i sin tur består av följande delar:</text:p>
      <text:p text:style-name="P1"/>
      <text:p text:style-name="P1"/>
      <text:list xml:id="list2322291566248045076" text:style-name="L1">
        <text:list-item>
          <text:p text:style-name="P2"><text:span text:style-name="T1">margins</text:span></text:p>
        </text:list-item>
        <text:list-item>
          <text:p text:style-name="P2"><text:span text:style-name="T1">borders</text:span></text:p>
        </text:list-item>
        <text:list-item>
          <text:p text:style-name="P2"><text:span text:style-name="T1">padding</text:span></text:p>
        </text:list-item>
        <text:list-item>
          <text:p text:style-name="P3"><text:span text:style-name="T2">innehåll</text:span></text:p>
        </text:list-item>
      </text:list>
      <text:p text:style-name="Standard"><text:span text:style-name="T2"/></text:p>
      <text:p text:style-name="P1"><text:span text:style-name="T1"/></text:p>
      <text:p text:style-name="P4"><text:span text:style-name="T3">By default in the </text:span><text:a xlink:type="simple" xlink:href="https://developer.mozilla.org/en-US/docs/Web/CSS/CSS_Box_Model/Introduction_to_the_CSS_box_model" text:style-name="Internet_20_link" text:visited-style-name="Visited_20_Internet_20_Link"><text:span text:style-name="T5">CSS box model</text:span></text:a><text:span text:style-name="T3">, the </text:span><text:span text:style-name="Source_20_Text"><text:span text:style-name="T4">width</text:span></text:span><text:span text:style-name="T3"> and </text:span><text:span text:style-name="Source_20_Text"><text:span text:style-name="T4">height</text:span></text:span><text:span text:style-name="T3"> you assign to an element is applied only to the element's content box. If the element has any border or padding, this is then added to the </text:span><text:span text:style-name="Source_20_Text"><text:span text:style-name="T4">width</text:span></text:span><text:span text:style-name="T3"> and </text:span><text:span text:style-name="Source_20_Text"><text:span text:style-name="T4">height</text:span></text:span><text:span text:style-name="T3"> to arrive at the size of the box that's rendered on the screen. This means that when you set </text:span><text:span text:style-name="Source_20_Text"><text:span text:style-name="T4">width</text:span></text:span><text:span text:style-name="T3"> and </text:span><text:span text:style-name="Source_20_Text"><text:span text:style-name="T4">height</text:span></text:span><text:span text:style-name="T3">, you have to adjust the value you give to allow for any border or padding that may be added. For example, if you have four boxes with </text:span><text:span text:style-name="Source_20_Text"><text:span text:style-name="T4">width: 25%;</text:span></text:span><text:span text:style-name="T3">, if any has left or right padding or a left or right border, they will not by default fit on one line within the constraints of the parent container.</text:span></text:p>
      <text:p text:style-name="P5"><text:span text:style-name="T3">The </text:span><text:span text:style-name="Source_20_Text"><text:span text:style-name="T4">box-sizing</text:span></text:span><text:span text:style-name="T3"> property can be used to adjust this behavior:</text:span></text:p>
      <text:list xml:id="list414596153192892713" text:style-name="L2">
        <text:list-item>
          <text:p text:style-name="P6"><text:span text:style-name="Source_20_Text"><text:span text:style-name="T4">content-box</text:span></text:span><text:span text:style-name="T3"> gives you the default CSS box-sizing behavior. If you set an element's width to 100 pixels, then the element's content box will be 100 pixels wide, and the width of any border or padding will be added to the final rendered width, making the element wider than 100px.</text:span></text:p>
        </text:list-item>
        <text:list-item>
          <text:p text:style-name="P6"><text:span text:style-name="Source_20_Text"><text:span text:style-name="T4">border-box</text:span></text:span><text:span text:style-name="T3"> tells the browser to account for any border and padding in the values you specify for an element's width and height. If you set an element's width to 100 pixels, that 100 pixels will include any border or padding you added, and the content box will shrink to absorb that extra width. This typically makes it much easier to size elements.</text:span></text:p>
        </text:list-item>
      </text:list>
      <text:p text:style-name="P1"><text:span text:style-name="T1"/></text:p>
      <text:p text:style-name="P1"><text:span text:style-name="T1">När man arbetar utifrån boxmodellen och anger värden för width och height ändras endast innehållets värden. För att lättare kunna arbeta med boxen totala bredd och höjd kan man i CSS-filen ange box-sizing: border-box. Detta innebär att width och height tar hänsyn till eventuella margins, paddings och borders, vilka inkluderas i boxens bredd och höjd. För att arbeta med default-värdena för box-sizing anges content-box, varpå vädena för margins, paddings och borders inte räknas med i angiven bredd och höj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x-locale-body, sans-serif"/>
    <style:font-face style:name="OpenSymbol" svg:font-family="OpenSymbol"/>
    <style:font-face style:name="Verdana" svg:font-family="Verdana, sans-serif"/>
    <style:font-face style:name="consolas" svg:font-family="consolas, 'Liberation Mono', courier,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Bonnevier</meta:initial-creator>
    <meta:creation-date>2020-10-04T22:07:18.30</meta:creation-date>
    <meta:generator>OpenOffice/4.1.7$Win32 OpenOffice.org_project/417m1$Build-9800</meta:generator>
    <dc:date>2020-10-05T13:51:03.31</dc:date>
    <dc:creator>Martin Bonnevier</dc:creator>
    <meta:editing-duration>PT15H43M45S</meta:editing-duration>
    <meta:editing-cycles>2</meta:editing-cycles>
    <meta:document-statistic meta:table-count="0" meta:image-count="0" meta:object-count="0" meta:page-count="1" meta:paragraph-count="11" meta:word-count="372" meta:character-count="2099"/>
  </office:meta>
</office:document-meta>
</file>